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kkadian" svg:font-family="Akkadian" style:font-pitch="variable"/>
    <style:font-face style:name="Alfios" svg:font-family="Alfios" style:font-pitch="variable"/>
    <style:font-face style:name="Anaktoria" svg:font-family="Anaktoria" style:font-pitch="variable"/>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kkadian" fo:font-size="18pt" officeooo:rsid="000e3685" officeooo:paragraph-rsid="000e3685" style:font-size-asian="15.75pt" style:font-size-complex="18pt"/>
    </style:style>
    <style:style style:name="P2" style:family="paragraph" style:parent-style-name="Standard">
      <style:text-properties style:font-name="Akkadian" fo:font-size="18pt" officeooo:rsid="000e3685" officeooo:paragraph-rsid="000f1409" style:font-size-asian="15.75pt" style:font-size-complex="18pt"/>
    </style:style>
    <style:style style:name="P3" style:family="paragraph" style:parent-style-name="Standard">
      <style:text-properties style:font-name="Anaktoria" fo:font-size="18pt" officeooo:rsid="000e3685" officeooo:paragraph-rsid="000e3685" style:font-size-asian="15.75pt" style:font-size-complex="18pt"/>
    </style:style>
    <style:style style:name="P4" style:family="paragraph" style:parent-style-name="Standard">
      <style:text-properties style:font-name="Akkadian" fo:font-size="18pt" officeooo:rsid="000e3685" officeooo:paragraph-rsid="0010dac1" style:font-size-asian="15.75pt" style:font-size-complex="18pt"/>
    </style:style>
    <style:style style:name="T1" style:family="text">
      <style:text-properties style:font-name="Alfios"/>
    </style:style>
    <style:style style:name="T2" style:family="text">
      <style:text-properties style:font-name="Alfios" officeooo:rsid="000f1409"/>
    </style:style>
    <style:style style:name="T3" style:family="text">
      <style:text-properties style:font-name="Alfios" officeooo:rsid="00101282"/>
    </style:style>
    <style:style style:name="T4" style:family="text">
      <style:text-properties style:font-name="Alfios" officeooo:rsid="0010dac1"/>
    </style:style>
    <style:style style:name="T5" style:family="text">
      <style:text-properties style:font-name="Alfios" officeooo:rsid="0012b317"/>
    </style:style>
    <style:style style:name="T6" style:family="text">
      <style:text-properties style:font-name="Alfios" fo:font-style="normal" officeooo:rsid="0012b317" style:font-style-asian="normal" style:font-style-complex="normal"/>
    </style:style>
    <style:style style:name="T7" style:family="text">
      <style:text-properties style:font-name="Alfios" fo:font-style="italic" officeooo:rsid="0012b317" style:font-style-asian="italic" style:font-style-complex="italic"/>
    </style:style>
    <style:style style:name="T8" style:family="text">
      <style:text-properties style:font-name="Alfios" fo:font-size="18pt" officeooo:rsid="0010dac1" style:font-size-asian="15.75pt" style:font-size-complex="18pt"/>
    </style:style>
    <style:style style:name="T9" style:family="text">
      <style:text-properties style:font-name="Alfios" fo:font-size="18pt" officeooo:rsid="0012b317" style:font-size-asian="15.75pt" style:font-size-complex="18pt"/>
    </style:style>
    <style:style style:name="T10" style:family="text">
      <style:text-properties style:font-name="Alfios" fo:font-size="18pt" fo:font-style="normal" officeooo:rsid="0012b317" style:font-size-asian="15.75pt" style:font-style-asian="normal" style:font-size-complex="18pt" style:font-style-complex="normal"/>
    </style:style>
    <style:style style:name="T11" style:family="text">
      <style:text-properties officeooo:rsid="0012b317"/>
    </style:style>
    <style:style style:name="T1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laxy Warriors</text:p>
      <text:p text:style-name="P1"/>
      <text:p text:style-name="P3">hi my name is Luna B. Savage, but people just call me Rogue. Once you read this, there is no going back. So… on with the show. </text:p>
      <text:p text:style-name="P3">Before you read this I have to take you back to the time before the Galaxy War and the Warriors were created. And that happens 8 years ago… when I am 8 years old. I know funny… but this going to get crazy, powerful, and somehow funny. Well, there is no going back.</text:p>
      <text:p text:style-name="P3"/>
      <text:p text:style-name="P3"/>
      <text:p text:style-name="P3"/>
      <text:p text:style-name="P1">Chapter 1</text:p>
      <text:p text:style-name="P2"><text:span text:style-name="T1">I jumped out of my aunts car, </text:span><text:span text:style-name="T2">which was a white limo...Of course. I wanted to get out before my aunt and her three monsters came out, then </text:span><text:span text:style-name="T4">i</text:span><text:span text:style-name="T2"> have to wait for centuries. No really centuries </text:span><text:span text:style-name="T4">though</text:span><text:span text:style-name="T2">, they always wanted to get out the most gracefully,and majestic way possible. Which was all was the longest way. I glanced up at the ,castle like machination, </text:span><text:span text:style-name="T4">where</text:span><text:span text:style-name="T2"> the sanctimony happen. </text:span></text:p>
      <text:p text:style-name="P4"><text:span text:style-name="T2">Two years ago, in galaxy Gryphon. A dark group that called them selves The </text:span><text:span text:style-name="T3">Salamander Empire came, and started to <text:s/>take over planets and destroy the ones who rejected to surrender. </text:span><text:span text:style-name="T4">But there we some who fought back against them. 5 of the remanding planet came together to defeat the Empire. One of the generals of the ships was my father. We won but in order to do so we had to us Dark Dusk. A worm hole like cannon that was never used. EVER. It eat the Empire, but it also eat the other ships. Which included my father. </text:span></text:p>
      <text:p text:style-name="Standard"><text:span text:style-name="T8">I scrambled to the side door. Not wanting to use the fancy front door.(where they call your names when you enter.)</text:span><text:span text:style-name="T9"> I slide throw the door which was unlock for the people who wanted to leave. </text:span><text:span text:style-name="T10">“well, that was easy” I whispered to myself. “what was easy?” said a boys voice from </text:span><text:soft-page-break/><text:span text:style-name="T10">behind me. I jump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kkadian" svg:font-family="Akkadian" style:font-pitch="variable"/>
    <style:font-face style:name="Alfios" svg:font-family="Alfios" style:font-pitch="variable"/>
    <style:font-face style:name="Anaktoria" svg:font-family="Anaktoria" style:font-pitch="variable"/>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9T14:13:26.732511228</meta:creation-date>
    <dc:date>2016-02-02T15:12:09.020252734</dc:date>
    <meta:editing-duration>PT12M30S</meta:editing-duration>
    <meta:editing-cycles>2</meta:editing-cycles>
    <meta:generator>LibreOffice/5.0.2.2$Linux_x86 LibreOffice_project/00m0$Build-2</meta:generator>
    <meta:document-statistic meta:table-count="0" meta:image-count="0" meta:object-count="0" meta:page-count="2" meta:paragraph-count="7" meta:word-count="309" meta:character-count="1616" meta:non-whitespace-character-count="1310"/>
  </office:meta>
</office:document-meta>
</file>